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7.173958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ppels de cases de tableau se font avec la bonne dimension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ype de retour des fonctions est-il égal au type de retour attendu ?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s types lors des affectations de vari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s index d’un tableau sont ils dans les bornes ?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4-01T14:42:48Z</dc:date>
    <meta:editing-cycles>7</meta:editing-cycles>
    <meta:editing-duration>PT12282S</meta:editing-duration>
  </office:meta>
</office:document-meta>
</file>